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46C00002B352FA71DAB.svm" manifest:media-type=""/>
  <manifest:file-entry manifest:full-path="Pictures/200000090000645C00002CA73CD85219.svm" manifest:media-type=""/>
  <manifest:file-entry manifest:full-path="Pictures/2000000900004997000034B76A9AE5B7.svm" manifest:media-type=""/>
  <manifest:file-entry manifest:full-path="Pictures/2000000900006E1200002C08468036DD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06c66f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officeooo:rsid="0092cd15" officeooo:paragraph-rsid="0092cd15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officeooo:rsid="0092cd15" officeooo:paragraph-rsid="00b2e642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4pt" officeooo:rsid="009eed38" officeooo:paragraph-rsid="009eed38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36pt" officeooo:rsid="0006c66f" style:font-size-asian="36pt" style:font-size-complex="3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6f78f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d5701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ef9f1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104b78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3pt" officeooo:rsid="00154bde" officeooo:paragraph-rsid="00154bde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3pt" officeooo:rsid="00867503" officeooo:paragraph-rsid="00867503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officeooo:rsid="0006f78f" officeooo:paragraph-rsid="0006f78f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22.8500003814697pt" officeooo:rsid="0006c66f" style:font-size-asian="20pt" style:font-size-complex="22.8500003814697pt"/>
    </style:style>
    <style:style style:name="P14" style:family="paragraph" style:parent-style-name="Standard">
      <style:paragraph-properties fo:text-align="start" style:justify-single-word="false"/>
      <style:text-properties style:font-name="Arial" fo:font-size="20.5499992370605pt" officeooo:rsid="0006c66f" style:font-size-asian="18pt" style:font-size-complex="20.5499992370605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8.25pt" officeooo:rsid="001ffee2" officeooo:paragraph-rsid="001ffee2" style:font-size-asian="16pt" style:font-size-complex="18.25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6pt" officeooo:rsid="003689df" officeooo:paragraph-rsid="003689df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1pt" officeooo:rsid="001bebc4" officeooo:paragraph-rsid="001bebc4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1b84da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41b83b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829297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bdef16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2f07ea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5f6d18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3445c4" officeooo:paragraph-rsid="003445c4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bdef16" officeooo:paragraph-rsid="00bdef16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c00425" officeooo:paragraph-rsid="00c1da9e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1b84da" officeooo:paragraph-rsid="00c1da9e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06f78f" officeooo:paragraph-rsid="00bdef16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bf1166" officeooo:paragraph-rsid="00bf1166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bf1166" officeooo:paragraph-rsid="00c00425" style:font-size-asian="11pt" style:font-weight-asian="bold" style:font-size-complex="11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bf1166" officeooo:paragraph-rsid="00c1da9e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bdef16" officeooo:paragraph-rsid="00bdef16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1ecdcc" style:font-size-asian="13pt" style:font-size-complex="13pt"/>
    </style:style>
    <style:style style:name="P34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78b3cf" style:font-size-asian="13pt" style:font-size-complex="13pt"/>
    </style:style>
    <style:style style:name="P35" style:family="paragraph" style:parent-style-name="Standard">
      <style:paragraph-properties fo:text-align="start" style:justify-single-word="false"/>
      <style:text-properties fo:color="#000000" style:font-name="Arial" fo:font-size="13pt" officeooo:rsid="00211636" officeooo:paragraph-rsid="00211636" style:font-size-asian="13pt" style:font-size-complex="13pt"/>
    </style:style>
    <style:style style:name="P36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fo:color="#000000" style:font-name="Arial" fo:font-size="13pt" officeooo:rsid="0022703b" officeooo:paragraph-rsid="0022703b" style:font-size-asian="13pt" style:font-size-complex="13pt"/>
    </style:style>
    <style:style style:name="P37" style:family="paragraph" style:parent-style-name="Standard">
      <style:paragraph-properties fo:text-align="start" style:justify-single-word="false"/>
      <style:text-properties fo:color="#000000" style:font-name="Arial" fo:font-size="13pt" officeooo:rsid="00392f40" officeooo:paragraph-rsid="0050a4d2" style:font-size-asian="13pt" style:font-size-complex="13pt"/>
    </style:style>
    <style:style style:name="P3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06f78f" officeooo:paragraph-rsid="001a1f53" style:font-size-asian="13pt" style:font-weight-asian="bold" style:font-size-complex="13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ecdcc" officeooo:paragraph-rsid="001ecdcc" style:font-size-asian="13pt" style:font-weight-asian="bold" style:font-size-complex="13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11636" style:font-size-asian="13pt" style:font-weight-asian="bold" style:font-size-complex="13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6e874" style:font-size-asian="13pt" style:font-weight-asian="bold" style:font-size-complex="13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4a477c" style:font-size-asian="13pt" style:font-weight-asian="bold" style:font-size-complex="13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f07ea" officeooo:paragraph-rsid="002f07ea" style:font-size-asian="13pt" style:font-weight-asian="bold" style:font-size-complex="13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6282c4" officeooo:paragraph-rsid="006282c4" style:font-size-asian="13pt" style:font-weight-asian="bold" style:font-size-complex="13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01720" style:font-size-asian="13pt" style:font-weight-asian="bold" style:font-size-complex="13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1d6b5" style:font-size-asian="13pt" style:font-weight-asian="bold" style:font-size-complex="13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de013" style:font-size-asian="13pt" style:font-weight-asian="bold" style:font-size-complex="13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2894c" officeooo:paragraph-rsid="00a2894c" style:font-size-asian="13pt" style:font-weight-asian="bold" style:font-size-complex="13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636f" officeooo:paragraph-rsid="00a01720" style:font-size-asian="13pt" style:font-weight-asian="bold" style:font-size-complex="13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636f" officeooo:paragraph-rsid="00bd17b7" style:font-size-asian="13pt" style:font-weight-asian="bold" style:font-size-complex="13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bdd556" officeooo:paragraph-rsid="00bdd556" style:font-size-asian="13pt" style:font-weight-asian="bold" style:font-size-complex="13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a1f53" officeooo:paragraph-rsid="00bdef16" style:font-size-asian="13pt" style:font-weight-asian="bold" style:font-size-complex="13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26e874" style:font-size-asian="13pt" style:font-weight-asian="normal" style:font-size-complex="13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94f18a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6e874" officeooo:paragraph-rsid="004a477c" style:font-size-asian="13pt" style:font-weight-asian="normal" style:font-size-complex="13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a1d6b5" officeooo:paragraph-rsid="00a2894c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a82268" officeooo:paragraph-rsid="00a82268" style:font-size-asian="13pt" style:font-weight-asian="normal" style:font-size-complex="13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bdd556" officeooo:paragraph-rsid="00c08c4c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Arial" fo:font-size="18.25pt" officeooo:rsid="001ffee2" officeooo:paragraph-rsid="001ffee2" style:font-size-asian="16pt" style:font-size-complex="18.25pt"/>
    </style:style>
    <style:style style:name="P60" style:family="paragraph" style:parent-style-name="Standard">
      <style:paragraph-properties fo:text-align="start" style:justify-single-word="false"/>
      <style:text-properties style:use-window-font-color="true" style:font-name="Arial" fo:font-size="13pt" officeooo:rsid="00093dee" officeooo:paragraph-rsid="000ef9f1" style:font-size-asian="13pt" style:font-size-complex="13pt"/>
    </style:style>
    <style:style style:name="P61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style:use-window-font-color="true" style:font-name="Arial" fo:font-size="13pt" fo:font-weight="bold" officeooo:rsid="00467276" officeooo:paragraph-rsid="0022703b" style:font-size-asian="13pt" style:font-weight-asian="bold" style:font-size-complex="13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7e0021" style:font-name="Arial" fo:font-size="13pt" officeooo:rsid="00093dee" officeooo:paragraph-rsid="000ef9f1" style:font-size-asian="13pt" style:font-size-complex="13pt"/>
    </style:style>
    <style:style style:name="P63" style:family="paragraph" style:parent-style-name="Standard">
      <style:paragraph-properties fo:text-align="start" style:justify-single-word="false"/>
      <style:text-properties fo:color="#7e0021" style:font-name="Arial" fo:font-size="13pt" officeooo:rsid="000ef9f1" officeooo:paragraph-rsid="00104b78" style:font-size-asian="13pt" style:font-size-complex="13pt"/>
    </style:style>
    <style:style style:name="P64" style:family="paragraph" style:parent-style-name="Standard">
      <style:paragraph-properties fo:text-align="start" style:justify-single-word="false"/>
      <style:text-properties fo:color="#7e0021" style:font-name="Arial" fo:font-size="13pt" officeooo:rsid="0022703b" officeooo:paragraph-rsid="0022703b" style:font-size-asian="13pt" style:font-size-complex="13pt"/>
    </style:style>
    <style:style style:name="P65" style:family="paragraph" style:parent-style-name="Standard">
      <style:paragraph-properties fo:text-align="start" style:justify-single-word="false"/>
      <style:text-properties fo:color="#7e0021" style:font-name="Arial" fo:font-size="13pt" fo:font-weight="normal" officeooo:rsid="00a2894c" officeooo:paragraph-rsid="00a2894c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7e0021" style:font-name="Arial" fo:font-size="11pt" officeooo:rsid="001bebc4" officeooo:paragraph-rsid="001bebc4" style:font-size-asian="11pt" style:font-size-complex="11pt"/>
    </style:style>
    <style:style style:name="P67" style:family="paragraph" style:parent-style-name="Standard">
      <style:paragraph-properties fo:text-align="start" style:justify-single-word="false"/>
      <style:text-properties fo:color="#7e0021" style:font-name="Arial" fo:font-size="11pt" fo:font-weight="bold" officeooo:rsid="001b84da" officeooo:paragraph-rsid="00829297" style:font-size-asian="11pt" style:font-weight-asian="bold" style:font-size-complex="11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7e0021" style:font-name="Arial" fo:font-size="11pt" fo:font-weight="bold" officeooo:rsid="00bdef16" officeooo:paragraph-rsid="00bdef16" style:font-size-asian="11pt" style:font-weight-asian="bold" style:font-size-complex="11pt" style:font-weight-complex="bold"/>
    </style:style>
    <style:style style:name="P69" style:family="paragraph" style:parent-style-name="Standard">
      <style:paragraph-properties fo:text-align="start" style:justify-single-word="false"/>
      <style:text-properties officeooo:paragraph-rsid="0056edec"/>
    </style:style>
    <style:style style:name="P70" style:family="paragraph" style:parent-style-name="Standard">
      <style:paragraph-properties fo:text-align="start" style:justify-single-word="false"/>
      <style:text-properties officeooo:paragraph-rsid="00655e3a"/>
    </style:style>
    <style:style style:name="P71" style:family="paragraph" style:parent-style-name="Standard">
      <style:paragraph-properties fo:text-align="start" style:justify-single-word="false"/>
      <style:text-properties fo:color="#800000" style:font-name="Arial" fo:font-size="13pt" officeooo:rsid="001ecdcc" officeooo:paragraph-rsid="001ecdcc" style:font-size-asian="13pt" style:font-size-complex="13pt"/>
    </style:style>
    <style:style style:name="P72" style:family="paragraph" style:parent-style-name="Standard">
      <style:paragraph-properties fo:text-align="start" style:justify-single-word="false"/>
      <style:text-properties fo:color="#800000" style:font-name="Arial" fo:font-size="13pt" officeooo:rsid="0078b3cf" officeooo:paragraph-rsid="0078b3cf" style:font-size-asian="13pt" style:font-size-complex="13pt"/>
    </style:style>
    <style:style style:name="P73" style:family="paragraph" style:parent-style-name="Standard">
      <style:paragraph-properties fo:text-align="start" style:justify-single-word="false"/>
      <style:text-properties fo:color="#800000" style:font-name="Arial" fo:font-size="13pt" fo:font-weight="normal" officeooo:rsid="00867503" officeooo:paragraph-rsid="00867503" style:font-size-asian="13pt" style:font-weight-asian="normal" style:font-size-complex="13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800000" style:font-name="Arial" fo:font-size="13pt" fo:font-weight="bold" officeooo:rsid="00a1eed0" officeooo:paragraph-rsid="00a1d6b5" style:font-size-asian="13pt" style:font-weight-asian="bold" style:font-size-complex="13pt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800000" style:font-name="Arial" fo:font-size="13pt" fo:font-weight="bold" officeooo:rsid="00a1d6b5" officeooo:paragraph-rsid="00a1d6b5" style:font-size-asian="13pt" style:font-weight-asian="bold" style:font-size-complex="13pt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5dcbaa" officeooo:paragraph-rsid="00c6611d" style:font-size-asian="13pt" style:font-weight-asian="normal" style:font-size-complex="13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5dcbaa" officeooo:paragraph-rsid="002f07ea" style:font-size-asian="13pt" style:font-weight-asian="normal" style:font-size-complex="13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6d549a" officeooo:paragraph-rsid="002f07ea" style:font-size-asian="13pt" style:font-weight-asian="normal" style:font-size-complex="13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f07ea" officeooo:paragraph-rsid="002f07ea" style:font-size-asian="13pt" style:font-weight-asian="normal" style:font-size-complex="13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f07ea" officeooo:paragraph-rsid="002f07ea" style:font-size-asian="13pt" style:font-weight-asian="bold" style:font-size-complex="13pt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d3a15b" officeooo:paragraph-rsid="00d5338f" style:font-size-asian="11pt" style:font-weight-asian="bold" style:font-size-complex="11pt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d749a4" officeooo:paragraph-rsid="00d749a4" style:font-size-asian="11pt" style:font-weight-asian="bold" style:font-size-complex="11pt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d8654a" officeooo:paragraph-rsid="00d8654a" style:font-size-asian="11pt" style:font-weight-asian="bold" style:font-size-complex="11pt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d749a4" style:font-size-asian="11pt" style:font-size-complex="11pt"/>
    </style:style>
    <style:style style:name="P85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bdef16" officeooo:paragraph-rsid="00d749a4" style:font-size-asian="11pt" style:font-weight-asian="normal" style:font-size-complex="11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d8654a" officeooo:paragraph-rsid="00d8654a" style:font-size-asian="11pt" style:font-weight-asian="normal" style:font-size-complex="11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use-window-font-color="true" style:font-name="Arial" fo:font-size="11pt" fo:font-weight="normal" officeooo:rsid="00bdef16" officeooo:paragraph-rsid="00d749a4" style:font-size-asian="11pt" style:font-weight-asian="normal" style:font-size-complex="11pt" style:font-weight-complex="normal"/>
    </style:style>
    <style:style style:name="T1" style:family="text">
      <style:text-properties officeooo:rsid="0007adc3"/>
    </style:style>
    <style:style style:name="T2" style:family="text">
      <style:text-properties officeooo:rsid="0008bc26"/>
    </style:style>
    <style:style style:name="T3" style:family="text">
      <style:text-properties officeooo:rsid="00093dee"/>
    </style:style>
    <style:style style:name="T4" style:family="text">
      <style:text-properties fo:color="#800000"/>
    </style:style>
    <style:style style:name="T5" style:family="text">
      <style:text-properties fo:color="#800000" officeooo:rsid="00093dee"/>
    </style:style>
    <style:style style:name="T6" style:family="text">
      <style:text-properties fo:color="#800000" officeooo:rsid="0078b3cf"/>
    </style:style>
    <style:style style:name="T7" style:family="text">
      <style:text-properties fo:color="#800000" fo:font-weight="bold" officeooo:rsid="004d4f73" style:font-weight-asian="bold" style:font-weight-complex="bold"/>
    </style:style>
    <style:style style:name="T8" style:family="text">
      <style:text-properties fo:color="#800000" officeooo:rsid="00a1eed0"/>
    </style:style>
    <style:style style:name="T9" style:family="text">
      <style:text-properties style:use-window-font-color="true" officeooo:rsid="00093dee"/>
    </style:style>
    <style:style style:name="T10" style:family="text">
      <style:text-properties style:use-window-font-color="true" officeooo:rsid="000ef9f1"/>
    </style:style>
    <style:style style:name="T11" style:family="text">
      <style:text-properties style:use-window-font-color="true" officeooo:rsid="00170ca9"/>
    </style:style>
    <style:style style:name="T12" style:family="text">
      <style:text-properties style:use-window-font-color="true" fo:font-weight="bold" officeooo:rsid="00467276" style:font-weight-asian="bold" style:font-weight-complex="bold"/>
    </style:style>
    <style:style style:name="T13" style:family="text">
      <style:text-properties fo:color="#7e0021"/>
    </style:style>
    <style:style style:name="T14" style:family="text">
      <style:text-properties fo:color="#7e0021" officeooo:rsid="000ef9f1"/>
    </style:style>
    <style:style style:name="T15" style:family="text">
      <style:text-properties fo:color="#7e0021" officeooo:rsid="00093dee"/>
    </style:style>
    <style:style style:name="T16" style:family="text">
      <style:text-properties fo:color="#7e0021" officeooo:rsid="00170ca9"/>
    </style:style>
    <style:style style:name="T17" style:family="text">
      <style:text-properties fo:color="#7e0021" officeooo:rsid="001b84da"/>
    </style:style>
    <style:style style:name="T18" style:family="text">
      <style:text-properties fo:color="#7e0021" fo:font-weight="bold" style:font-weight-asian="bold" style:font-weight-complex="bold"/>
    </style:style>
    <style:style style:name="T19" style:family="text">
      <style:text-properties fo:color="#7e0021" fo:font-weight="bold" officeooo:rsid="001b84da" style:font-weight-asian="bold" style:font-weight-complex="bold"/>
    </style:style>
    <style:style style:name="T20" style:family="text">
      <style:text-properties fo:color="#7e0021" fo:font-weight="bold" officeooo:rsid="0041b83b" style:font-weight-asian="bold" style:font-weight-complex="bold"/>
    </style:style>
    <style:style style:name="T21" style:family="text">
      <style:text-properties fo:color="#7e0021" fo:font-weight="bold" officeooo:rsid="00467276" style:font-weight-asian="bold" style:font-weight-complex="bold"/>
    </style:style>
    <style:style style:name="T22" style:family="text">
      <style:text-properties fo:color="#7e0021" fo:font-weight="bold" officeooo:rsid="00829297" style:font-weight-asian="bold" style:font-weight-complex="bold"/>
    </style:style>
    <style:style style:name="T23" style:family="text">
      <style:text-properties fo:color="#7e0021" fo:font-weight="bold" officeooo:rsid="00bdef16" style:font-weight-asian="bold" style:font-weight-complex="bold"/>
    </style:style>
    <style:style style:name="T24" style:family="text">
      <style:text-properties fo:color="#7e0021" fo:font-weight="bold" officeooo:rsid="00c7f9cd" style:font-weight-asian="bold" style:font-weight-complex="bold"/>
    </style:style>
    <style:style style:name="T25" style:family="text">
      <style:text-properties fo:color="#7e0021" style:font-name="Arial" fo:font-size="11pt" fo:font-weight="normal" officeooo:rsid="0031f573" style:font-size-asian="11pt" style:font-weight-asian="normal" style:font-size-complex="11pt" style:font-weight-complex="normal"/>
    </style:style>
    <style:style style:name="T26" style:family="text">
      <style:text-properties fo:color="#7e0021" fo:language="en" fo:country="US"/>
    </style:style>
    <style:style style:name="T27" style:family="text">
      <style:text-properties fo:color="#7e0021" fo:language="en" fo:country="US" officeooo:rsid="00676c9c"/>
    </style:style>
    <style:style style:name="T28" style:family="text">
      <style:text-properties fo:color="#7e0021" fo:language="en" fo:country="US" officeooo:rsid="0068a065"/>
    </style:style>
    <style:style style:name="T29" style:family="text">
      <style:text-properties fo:color="#7e0021" fo:language="en" fo:country="US" officeooo:rsid="006fc616"/>
    </style:style>
    <style:style style:name="T30" style:family="text">
      <style:text-properties fo:color="#7e0021" fo:font-weight="normal" officeooo:rsid="00c7f9cd" style:font-weight-asian="normal" style:font-weight-complex="normal"/>
    </style:style>
    <style:style style:name="T31" style:family="text">
      <style:text-properties fo:color="#7e0021" officeooo:rsid="0041b83b"/>
    </style:style>
    <style:style style:name="T32" style:family="text">
      <style:text-properties fo:color="#7e0021" officeooo:rsid="00bdef16"/>
    </style:style>
    <style:style style:name="T33" style:family="text">
      <style:text-properties officeooo:rsid="00129aa1"/>
    </style:style>
    <style:style style:name="T34" style:family="text">
      <style:text-properties officeooo:rsid="001a1f53"/>
    </style:style>
    <style:style style:name="T35" style:family="text">
      <style:text-properties officeooo:rsid="001b84da"/>
    </style:style>
    <style:style style:name="T36" style:family="text">
      <style:text-properties officeooo:rsid="0023fdb3"/>
    </style:style>
    <style:style style:name="T37" style:family="text">
      <style:text-properties officeooo:rsid="0026e874"/>
    </style:style>
    <style:style style:name="T38" style:family="text">
      <style:text-properties officeooo:rsid="002845fc"/>
    </style:style>
    <style:style style:name="T39" style:family="text">
      <style:text-properties officeooo:rsid="003de331"/>
    </style:style>
    <style:style style:name="T40" style:family="text">
      <style:text-properties officeooo:rsid="00405750"/>
    </style:style>
    <style:style style:name="T41" style:family="text">
      <style:text-properties officeooo:rsid="004a477c"/>
    </style:style>
    <style:style style:name="T42" style:family="text">
      <style:text-properties officeooo:rsid="004b9dc5" style:language-asian="zh" style:country-asian="TW"/>
    </style:style>
    <style:style style:name="T43" style:family="text">
      <style:text-properties fo:color="#000000" style:font-name="Arial" fo:font-size="13pt" fo:font-weight="bold" officeooo:rsid="002b9f50" style:font-size-asian="13pt" style:font-weight-asian="bold" style:font-size-complex="13pt" style:font-weight-complex="bold"/>
    </style:style>
    <style:style style:name="T44" style:family="text">
      <style:text-properties fo:color="#000000" style:font-name="Arial" fo:font-size="13pt" fo:font-weight="bold" officeooo:rsid="0054f0dd" style:font-size-asian="13pt" style:font-weight-asian="bold" style:font-size-complex="13pt" style:font-weight-complex="bold"/>
    </style:style>
    <style:style style:name="T45" style:family="text">
      <style:text-properties fo:color="#000000" style:font-name="Arial" fo:font-size="13pt" fo:font-weight="bold" officeooo:rsid="002d0321" style:font-size-asian="13pt" style:font-weight-asian="bold" style:font-size-complex="13pt" style:font-weight-complex="bold"/>
    </style:style>
    <style:style style:name="T46" style:family="text">
      <style:text-properties fo:color="#000000" style:font-name="Arial" fo:font-size="13pt" fo:font-weight="bold" officeooo:rsid="00655e3a" style:font-size-asian="13pt" style:font-weight-asian="bold" style:font-size-complex="13pt" style:font-weight-complex="bold"/>
    </style:style>
    <style:style style:name="T47" style:family="text">
      <style:text-properties fo:color="#000000" style:font-name="Arial" fo:font-size="11pt" fo:font-weight="normal" officeooo:rsid="0031f573" style:font-size-asian="11pt" style:font-weight-asian="normal" style:font-size-complex="11pt" style:font-weight-complex="normal"/>
    </style:style>
    <style:style style:name="T48" style:family="text">
      <style:text-properties fo:color="#000000" style:font-name="Arial" fo:font-size="11pt" fo:font-weight="normal" officeooo:rsid="0056edec" style:font-size-asian="11pt" style:font-weight-asian="normal" style:font-size-complex="11pt" style:font-weight-complex="normal"/>
    </style:style>
    <style:style style:name="T49" style:family="text">
      <style:text-properties fo:language="en" fo:country="US"/>
    </style:style>
    <style:style style:name="T50" style:family="text">
      <style:text-properties fo:language="en" fo:country="US" officeooo:rsid="006aa6cb"/>
    </style:style>
    <style:style style:name="T51" style:family="text">
      <style:text-properties fo:language="en" fo:country="US" fo:font-weight="normal" style:font-weight-asian="normal" style:font-weight-complex="normal"/>
    </style:style>
    <style:style style:name="T52" style:family="text">
      <style:text-properties fo:language="en" fo:country="US" fo:font-weight="normal" officeooo:rsid="006aa6cb" style:font-weight-asian="normal" style:font-weight-complex="normal"/>
    </style:style>
    <style:style style:name="T53" style:family="text">
      <style:text-properties fo:language="en" fo:country="US" fo:font-weight="bold" style:font-weight-asian="bold" style:font-weight-complex="bold"/>
    </style:style>
    <style:style style:name="T54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officeooo:rsid="005dcbaa"/>
    </style:style>
    <style:style style:name="T56" style:family="text">
      <style:text-properties officeooo:rsid="005f6d18"/>
    </style:style>
    <style:style style:name="T57" style:family="text">
      <style:text-properties officeooo:rsid="005fc601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5dcbaa" style:font-weight-asian="normal" style:font-weight-complex="normal"/>
    </style:style>
    <style:style style:name="T60" style:family="text">
      <style:text-properties fo:font-weight="normal" officeooo:rsid="0078b3cf" style:font-weight-asian="normal" style:font-weight-complex="normal"/>
    </style:style>
    <style:style style:name="T61" style:family="text">
      <style:text-properties fo:font-weight="normal" officeooo:rsid="008ce3d1" style:font-weight-asian="normal" style:font-weight-complex="normal"/>
    </style:style>
    <style:style style:name="T62" style:family="text">
      <style:text-properties fo:font-weight="normal" officeooo:rsid="001b84da" style:font-weight-asian="normal" style:font-weight-complex="normal"/>
    </style:style>
    <style:style style:name="T63" style:family="text">
      <style:text-properties fo:font-weight="normal" officeooo:rsid="00c7f9cd" style:font-weight-asian="normal" style:font-weight-complex="normal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26e874" style:font-weight-asian="bold" style:font-weight-complex="bold"/>
    </style:style>
    <style:style style:name="T66" style:family="text">
      <style:text-properties fo:font-weight="bold" officeooo:rsid="002845fc" style:font-weight-asian="bold" style:font-weight-complex="bold"/>
    </style:style>
    <style:style style:name="T67" style:family="text">
      <style:text-properties fo:font-weight="bold" officeooo:rsid="0094f18a" style:font-weight-asian="bold" style:font-weight-complex="bold"/>
    </style:style>
    <style:style style:name="T68" style:family="text">
      <style:text-properties officeooo:rsid="0078b3cf"/>
    </style:style>
    <style:style style:name="T69" style:family="text">
      <style:text-properties fo:color="#314004" fo:font-weight="bold" style:font-weight-asian="bold" style:font-weight-complex="bold"/>
    </style:style>
    <style:style style:name="T70" style:family="text">
      <style:text-properties fo:color="#314004" fo:font-weight="bold" officeooo:rsid="007e1bda" style:font-weight-asian="bold" style:font-weight-complex="bold"/>
    </style:style>
    <style:style style:name="T71" style:family="text">
      <style:text-properties officeooo:rsid="008ce3d1"/>
    </style:style>
    <style:style style:name="T72" style:family="text">
      <style:text-properties officeooo:rsid="0094f18a"/>
    </style:style>
    <style:style style:name="T73" style:family="text">
      <style:text-properties officeooo:rsid="009f16bf"/>
    </style:style>
    <style:style style:name="T74" style:family="text">
      <style:text-properties officeooo:rsid="00a1eed0"/>
    </style:style>
    <style:style style:name="T75" style:family="text">
      <style:text-properties officeooo:rsid="00aacc1c"/>
    </style:style>
    <style:style style:name="T76" style:family="text">
      <style:text-properties officeooo:rsid="00ac63e5"/>
    </style:style>
    <style:style style:name="T77" style:family="text">
      <style:text-properties officeooo:rsid="00ad986e"/>
    </style:style>
    <style:style style:name="T78" style:family="text">
      <style:text-properties officeooo:rsid="00ade013"/>
    </style:style>
    <style:style style:name="T79" style:family="text">
      <style:text-properties fo:font-size="18pt" style:font-size-asian="18pt" style:font-size-complex="18pt"/>
    </style:style>
    <style:style style:name="T80" style:family="text">
      <style:text-properties fo:font-size="18pt" officeooo:rsid="00b2e642" style:font-size-asian="18pt" style:font-size-complex="18pt"/>
    </style:style>
    <style:style style:name="T81" style:family="text">
      <style:text-properties officeooo:rsid="00b547ac"/>
    </style:style>
    <style:style style:name="T82" style:family="text">
      <style:text-properties officeooo:rsid="00bbda57"/>
    </style:style>
    <style:style style:name="T83" style:family="text">
      <style:text-properties officeooo:rsid="00c08c4c"/>
    </style:style>
    <style:style style:name="T84" style:family="text">
      <style:text-properties officeooo:rsid="00d5338f"/>
    </style:style>
    <style:style style:name="T85" style:family="text">
      <style:text-properties officeooo:rsid="00d749a4"/>
    </style:style>
    <style:style style:name="T86" style:family="text">
      <style:text-properties officeooo:rsid="00bdef16"/>
    </style:style>
    <style:style style:name="T87" style:family="text">
      <style:text-properties fo:color="#d8d8d8" style:font-name="Consolas" fo:font-size="10pt" officeooo:rsid="00d749a4" style:font-size-asian="10pt"/>
    </style:style>
    <style:style style:name="T88" style:family="text">
      <style:text-properties style:font-name="Consolas" fo:font-size="10pt" officeooo:rsid="00d749a4" style:font-size-asian="10pt"/>
    </style:style>
    <style:style style:name="T89" style:family="text">
      <style:text-properties fo:font-size="10pt" officeooo:rsid="00d749a4" style:font-size-asian="10pt"/>
    </style:style>
    <style:style style:name="T90" style:family="text">
      <style:text-properties officeooo:rsid="00db30bf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5"><text:span text:style-name="T81">bambooBSC i</text:span>nstall</text:p>
      <text:p text:style-name="P5"/>
      <text:p text:style-name="P1"/>
      <text:p text:style-name="P16">author: Bill chen</text:p>
      <text:p text:style-name="P16">contact: chen.xin.nien@gmail.com</text:p>
      <text:p text:style-name="P1"/>
      <text:p text:style-name="P4">Quick <text:span text:style-name="T73">view</text:span>:</text:p>
      <text:p text:style-name="P3">Linux: <text:a xlink:type="simple" xlink:href="https://github.com/billchen198318/bamboobsc#install-on-linux"><text:span text:style-name="T80">https://github.com/billchen198318/bamboobsc#install-on-linux</text:span></text:a></text:p>
      <text:p text:style-name="P1"/>
      <text:p text:style-name="P2">Windows: <text:a xlink:type="simple" xlink:href="https://www.youtube.com/watch?v=pM3q9udreDo"><text:span text:style-name="T79">https://www.youtube.com/watch?v=pM3q9udreDo</text:span></text:a></text:p>
      <text:p text:style-name="P1"/>
      <text:p text:style-name="P1"/>
      <text:p text:style-name="P15"><text:soft-page-break/>System required</text:p>
      <text:p text:style-name="P59">A. <text:span text:style-name="T13">JDK8</text:span> <text:span text:style-name="T36">( jdk8 is required )</text:span></text:p>
      <text:p text:style-name="P59">B. MySQL <text:span text:style-name="T39">5.6 or later</text:span></text:p>
      <text:p text:style-name="P14"/>
      <text:p text:style-name="P13"/>
      <text:p text:style-name="P12">1. <text:span text:style-name="T2">DataBase</text:span> <text:span text:style-name="T1">setup</text:span></text:p>
      <text:p text:style-name="P6"><text:tab/></text:p>
      <text:p text:style-name="P6"><text:tab/><text:span text:style-name="T3">a. first install </text:span><text:span text:style-name="T5">MySQL Server</text:span></text:p>
      <text:p text:style-name="P7"><text:span text:style-name="T9"><text:tab/>b. config </text:span><text:span text:style-name="T15">max_allowed_packet=16M</text:span></text:p>
      <text:p text:style-name="P8"><text:span text:style-name="T9"><text:tab/></text:span><text:span text:style-name="T10">c. config </text:span><text:span text:style-name="T14">lower_case_table_names = 1</text:span></text:p>
      <text:p text:style-name="P7"/>
      <text:p text:style-name="P7"/>
      <text:p text:style-name="P7"><text:tab/><text:span text:style-name="T33">example for my.ini ( my.cnf )</text:span></text:p>
      <text:p text:style-name="P7"/>
      <text:p text:style-name="P60"><text:tab/>[mysqld]</text:p>
      <text:p text:style-name="P62"><text:tab/>max_allowed_packet=16M</text:p>
      <text:p text:style-name="P63"><text:tab/>lower_case_table_names = 1</text:p>
      <text:p text:style-name="P9"/>
      <text:p text:style-name="P10"><text:span text:style-name="T10"><text:tab/></text:span><text:span text:style-name="T11">d. import bbcore.sql to DataBase</text:span></text:p>
      <text:p text:style-name="P10"><text:span text:style-name="T11"><text:tab/># </text:span><text:span text:style-name="T16">mysql -u root -p</text:span></text:p>
      <text:p text:style-name="P10"><text:span text:style-name="T11"><text:tab/>MYSQL&gt; </text:span><text:span text:style-name="T16">create database bbcore;</text:span></text:p>
      <text:p text:style-name="P10"><text:span text:style-name="T16"><text:tab/></text:span><text:span text:style-name="T11">MYSQL&gt; </text:span><text:span text:style-name="T16">exit;</text:span></text:p>
      <text:p text:style-name="P10"><text:span text:style-name="T11"><text:tab/># </text:span><text:span text:style-name="T16">mysql bbcore -u root -p &lt; bbcore.sql</text:span></text:p>
      <text:p text:style-name="P10"/>
      <text:p text:style-name="P10"/>
      <text:p text:style-name="P73"><text:bookmark text:name="result_box4"/><text:span text:style-name="T49">In </text:span><text:span text:style-name="T54">Linux</text:span><text:span text:style-name="T49"> or </text:span><text:span text:style-name="T53">FreeBSD</text:span><text:span text:style-name="T49"> must be set </text:span><text:span text:style-name="T53">lower_case_table_names = 1</text:span><text:span text:style-name="T64"> </text:span></text:p>
      <text:p text:style-name="P11"/>
      <text:p text:style-name="P10"/>
      <text:p text:style-name="P10"/>
      <text:p text:style-name="P38"><text:soft-page-break/><text:span text:style-name="T34">2</text:span>. <text:span text:style-name="T34">Config settings file</text:span></text:p>
      <text:p text:style-name="P18"><text:tab/><text:span text:style-name="T35">a. modify apache-tomcat-8.0.36\webapps\</text:span><text:span text:style-name="T19">core-web</text:span><text:span text:style-name="T35">\WEB-INF\classes\applicationContext\conf\</text:span><text:span text:style-name="T19">applicationContext-dataSource.properties</text:span></text:p>
      <text:p text:style-name="P18"><text:tab/><text:span text:style-name="T35">b. modify apache-tomcat-8.0.36\webapps\</text:span><text:span text:style-name="T19">gsbsc-web</text:span><text:span text:style-name="T35">\WEB-INF\classes\applicationContext\conf\</text:span><text:span text:style-name="T19">applicationContext-dataSource.properties</text:span></text:p>
      <text:p text:style-name="P19"><text:tab/><text:span text:style-name="T40">c. modify apache-tomcat-8.0.36\webapps\</text:span><text:span text:style-name="T20">qcharts-web</text:span><text:span text:style-name="T40">\WEB-INF\classes\applicationContext\conf\</text:span><text:span text:style-name="T19">applicationContext-dataSource.properties</text:span></text:p>
      <text:p text:style-name="P20"><text:span text:style-name="T40"><text:tab/>d. modify apache-tomcat-8.0.36\webapps\</text:span><text:span text:style-name="T22">gsbsc-mobile-web</text:span><text:span text:style-name="T40">\WEB-INF\classes\applicationContext\conf\</text:span><text:span text:style-name="T19">applicationContext-dataSource.properties</text:span></text:p>
      <text:p text:style-name="P67"/>
      <text:p text:style-name="P17"><text:span text:style-name="T17"><text:tab/>dataSource.jdbcUrl= </text:span><text:span text:style-name="T13">this options modify success database server address</text:span><text:span text:style-name="T17"><text:line-break/><text:tab/>dataSource.user= </text:span><text:span text:style-name="T13">this options modify mysql account</text:span><text:span text:style-name="T17"><text:line-break/><text:tab/>dataSource.password= </text:span><text:span text:style-name="T13">this options modify mysql password</text:span></text:p>
      <text:p text:style-name="P66"/>
      <text:p text:style-name="P17"/>
      <text:p text:style-name="P39">3. Start</text:p>
      <text:p text:style-name="P39"/>
      <text:p text:style-name="P39"><text:tab/><text:span text:style-name="T60">Windows:</text:span></text:p>
      <text:p text:style-name="P71"><text:tab/>apache-tomcat-8.0.36\bin\catalina.bat run</text:p>
      <text:p text:style-name="P33"><text:tab/>or</text:p>
      <text:p text:style-name="P33"><text:tab/><text:span text:style-name="T4">apache-tomcat-8.0.36\bin\startup.bat</text:span></text:p>
      <text:p text:style-name="P33"/>
      <text:p text:style-name="P33"><text:span text:style-name="T4"><text:tab/></text:span><text:span text:style-name="T68">Linux / *BSD:</text:span></text:p>
      <text:p text:style-name="P34"><text:tab/><text:span text:style-name="T4">apache-tomcat-8.0.36/bin/</text:span><text:span text:style-name="T6">startup.sh</text:span></text:p>
      <text:p text:style-name="P72"><text:tab/></text:p>
      <text:p text:style-name="P33"/>
      <text:p text:style-name="P40">4. Open the Web <text:span text:style-name="T71">( </text:span><text:span text:style-name="T61">If the server IP-Address is 127.0.0.1 and PORT is 8080</text:span><text:span text:style-name="T71"> )</text:span></text:p>
      <text:p text:style-name="P35"><text:tab/>input url</text:p>
      <text:p text:style-name="P35"><text:tab/><text:span text:style-name="T7">http://127.0.0.1:8080/core-web/pages/way.jsp</text:span></text:p>
      <text:p text:style-name="P35"><text:tab/></text:p>
      <text:p text:style-name="P37"><text:tab/>if way.jsp cannot redirect to login page. change 127.0.0.1:8080/core-web/index.action</text:p>
      <text:p text:style-name="P35"><text:tab/>http://<text:span text:style-name="T42">127.0.0.1</text:span>:8080/core-web/index.action </text:p>
      <text:p text:style-name="P35"/>
      <text:p text:style-name="P35"/>
      <text:p text:style-name="P36"><text:span text:style-name="T13">***</text:span> please use <text:span text:style-name="T69">FireF</text:span><text:span text:style-name="T70">ox</text:span> or <text:span text:style-name="T69">Google chrome</text:span><text:span text:style-name="T18"> </text:span><text:span text:style-name="T63">browser</text:span><text:span text:style-name="T12"> </text:span><text:span text:style-name="T21">***</text:span></text:p>
      <text:p text:style-name="P61"/>
      <text:p text:style-name="P64"><text:soft-page-break/></text:p>
      <text:p text:style-name="P64"/>
      <text:p text:style-name="P42"><text:span text:style-name="T37">5</text:span>. <text:span text:style-name="T41">Login account</text:span></text:p>
      <text:p text:style-name="P55"><text:tab/>administrator user <text:s text:c="33"/><text:tab/><text:span text:style-name="T72">hr manger ( same power user, but can delete account )</text:span></text:p>
      <text:p text:style-name="P54"><text:tab/><text:span text:style-name="T37">account: </text:span><text:span text:style-name="T65">admin<text:tab/><text:tab/><text:tab/><text:tab/><text:tab/><text:tab/><text:tab/></text:span><text:span text:style-name="T72">account:</text:span><text:span text:style-name="T67"> tiffany</text:span></text:p>
      <text:p text:style-name="P53"><text:tab/><text:span text:style-name="T37">password: </text:span><text:span text:style-name="T65">admin99<text:tab/><text:tab/><text:tab/><text:tab/><text:tab/><text:tab/></text:span><text:span text:style-name="T72">password:</text:span><text:span text:style-name="T67"> tiffany</text:span></text:p>
      <text:p text:style-name="P53"/>
      <text:p text:style-name="P53"><text:tab/><text:span text:style-name="T41">default user(power user)<text:tab/><text:tab/><text:tab/><text:tab/> <text:s text:c="4"/>sales ( only view , can input measure-data and enter 360 project score )</text:span></text:p>
      <text:p text:style-name="P53"><text:tab/><text:span text:style-name="T38">account: </text:span><text:span text:style-name="T66">tester<text:tab/><text:tab/><text:tab/><text:tab/><text:tab/><text:tab/><text:tab/></text:span><text:span text:style-name="T72">account: </text:span><text:span text:style-name="T67">steven</text:span></text:p>
      <text:p text:style-name="P53"><text:tab/><text:span text:style-name="T38">password: </text:span><text:span text:style-name="T66">tester<text:tab/><text:tab/><text:tab/><text:tab/><text:tab/><text:tab/><text:tab/></text:span><text:span text:style-name="T72">password:</text:span><text:span text:style-name="T67"> steven</text:span></text:p>
      <text:p text:style-name="P41"/>
      <text:p text:style-name="P41"/>
      <text:p text:style-name="P41"/>
      <text:p text:style-name="P70"><text:span text:style-name="T43">6. modify Application </text:span><text:span text:style-name="T44">site</text:span><text:span text:style-name="T43"> </text:span><text:span text:style-name="T45">settings</text:span><text:span text:style-name="T43"> </text:span><text:span text:style-name="T46">( </text:span><text:bookmark text:name="result_box1"/><text:span text:style-name="T26">If you do not operate this step may </text:span><text:span text:style-name="T29">page will like figure 6-3, error for page request</text:span> <text:s/><text:span text:style-name="T46">)</text:span></text:p>
      <text:p text:style-name="P22">1. click Application site item for menu</text:p>
      <text:p text:style-name="P22">2. Query <text:span text:style-name="T56">( figure 6-1 )</text:span></text:p>
      <text:p text:style-name="P23">3. click modify icons <text:span text:style-name="T56">( figure 6-1 )</text:span></text:p>
      <text:p text:style-name="P22"/>
      <text:p text:style-name="P22"/>
      <text:p text:style-name="P69"><text:span text:style-name="T47">In edit mode, modify Host to </text:span><text:span text:style-name="T48">c</text:span><text:span text:style-name="T49">orrect</text:span> <text:span text:style-name="T47">server </text:span><text:span text:style-name="T25">hostname with server-port</text:span><text:span text:style-name="T47"> , or </text:span><text:span text:style-name="T25">IP address with server-port</text:span></text:p>
      <text:p text:style-name="P24">and click <text:span text:style-name="T13">Save. </text:span><text:span text:style-name="T57">( figure 6-2 )</text:span></text:p>
      <text:p text:style-name="P43"/>
      <text:p text:style-name="P43"><text:bookmark text:name="result_box3"/><text:span text:style-name="T49">After modification, please </text:span><text:span text:style-name="T26">refresh</text:span><text:span text:style-name="T28">( click F5 )</text:span><text:span text:style-name="T26"> the </text:span><text:span text:style-name="T28">WEB</text:span><text:span text:style-name="T49"> to take effect</text:span> </text:p>
      <text:p text:style-name="P43"/>
      <text:p text:style-name="P43"/>
      <text:p text:style-name="P43"><text:bookmark text:name="result_box"/><text:span text:style-name="T49">Need to change the settings, including</text:span> </text:p>
      <text:p text:style-name="P44"><text:tab/>A. <text:span text:style-name="T13">CORE</text:span></text:p>
      <text:p text:style-name="P44"><text:tab/>B. <text:span text:style-name="T13">BSC</text:span></text:p>
      <text:p text:style-name="P44"><text:tab/>C. <text:span text:style-name="T13">QCHARTS</text:span></text:p>
      <text:p text:style-name="P43"/>
      <text:p text:style-name="P43"/>
      <text:p text:style-name="P43"><text:bookmark text:name="result_box2"/><text:span text:style-name="T49">*** If the results page </text:span><text:span text:style-name="T51">( figure 6-3 )</text:span><text:span text:style-name="T49">, Step 6 </text:span><text:span text:style-name="T27">Host</text:span><text:span text:style-name="T49"> </text:span><text:span text:style-name="T52">( figure 6-2 )</text:span><text:span text:style-name="T50"> </text:span><text:span text:style-name="T49">are usually not set correctly.</text:span> ***</text:p>
      <text:p text:style-name="P43"/>
      <text:p text:style-name="P43"><text:soft-page-break/></text:p>
      <text:p text:style-name="P43"><draw:frame draw:style-name="fr1" draw:name="影像1" text:anchor-type="paragraph" svg:y="0.026cm" svg:width="27.702cm" svg:height="9.179cm" draw:z-index="1"><draw:image xlink:href="Pictures/2000000900006E1200002C08468036DD.svm" xlink:type="simple" xlink:show="embed" xlink:actuate="onLoad"/></draw:frame></text:p>
      <text:p text:style-name="P79"><text:s/><text:span text:style-name="T55">( figure 6-1 ) <text:s text:c="5"/>: <text:s/>management Application site page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2" draw:name="影像2" text:anchor-type="paragraph" svg:width="18.838cm" svg:height="13.496cm" draw:z-index="2"><draw:image xlink:href="Pictures/2000000900004997000034B76A9AE5B7.svm" xlink:type="simple" xlink:show="embed" xlink:actuate="onLoad"/></draw:frame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tab/><text:tab/><text:tab/><text:tab/><text:tab/><text:tab/><text:tab/><text:tab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76">( figure 6-2 ) <text:s text:c="5"/>: <text:s/>modify Application site page</text:p>
      <text:p text:style-name="P43"/>
      <text:p text:style-name="P77"/>
      <text:p text:style-name="P43"/>
      <text:p text:style-name="P43"/>
      <text:p text:style-name="P43"><text:soft-page-break/></text:p>
      <text:p text:style-name="P43"><draw:frame draw:style-name="fr4" draw:name="影像3" text:anchor-type="paragraph" svg:width="25.693cm" svg:height="11.432cm" draw:z-index="3"><draw:image xlink:href="Pictures/200000090000645C00002CA73CD85219.svm" xlink:type="simple" xlink:show="embed" xlink:actuate="onLoad"/></draw:frame></text:p>
      <text:p text:style-name="P78">( figure 6-3 ) <text:s text:c="4"/>: <text:s/>request page fail !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9"><text:soft-page-break/>7. User lost account password</text:p>
      <text:p text:style-name="P57"><text:span text:style-name="T76">command script file in</text:span> WEB-INF\classes<text:span text:style-name="T75">\</text:span></text:p>
      <text:p text:style-name="P57"/>
      <text:p text:style-name="P48">command: </text:p>
      <text:p text:style-name="P56">lost_password 1 <text:span text:style-name="T4">account-</text:span><text:span text:style-name="T8">id</text:span></text:p>
      <text:p text:style-name="P46"/>
      <text:p text:style-name="P48"><text:span text:style-name="T74">L</text:span>inux: </text:p>
      <text:p text:style-name="P65">lost_password.sh</text:p>
      <text:p text:style-name="P65"/>
      <text:p text:style-name="P48">Windows: </text:p>
      <text:p text:style-name="P65">lost_password.bat</text:p>
      <text:p text:style-name="P74"/>
      <text:p text:style-name="P47">example <text:span text:style-name="T78">generate</text:span> <text:span text:style-name="T77">new password for </text:span>account tester: <text:span text:style-name="T58">lost_password 1 tester</text:span></text:p>
      <text:p text:style-name="P45"><draw:frame draw:style-name="fr3" draw:name="影像4" text:anchor-type="paragraph" svg:x="-0.009cm" svg:y="0.212cm" svg:width="17.515cm" svg:height="11.061cm" draw:z-index="0"><draw:image xlink:href="Pictures/200000090000446C00002B352FA71DAB.svm" xlink:type="simple" xlink:show="embed" xlink:actuate="onLoad"/></draw:frame></text:p>
      <text:p text:style-name="P46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50"><text:soft-page-break/><text:span text:style-name="T90">8</text:span>. <text:span text:style-name="T82">Server ( apache-tomcat server &amp; bambooBSC webapps ) run with DHCP net environment</text:span></text:p>
      <text:p text:style-name="P58">when reboot server the IP-address will reset <text:span text:style-name="T83">on my server environment, but not want every config bambooBSC config</text:span></text:p>
      <text:p text:style-name="P51"/>
      <text:p text:style-name="P26"><text:span text:style-name="T49">reference</text:span> :</text:p>
      <text:p text:style-name="P31"><text:a xlink:type="simple" xlink:href="https://github.com/billchen198318/bamboobsc/issues/24"><text:span text:style-name="T62">https://github.com/billchen198318/bamboobsc/issues/24</text:span></text:a></text:p>
      <text:p text:style-name="P27"/>
      <text:p text:style-name="P52">Config settings file</text:p>
      <text:p text:style-name="P21"><text:span text:style-name="T35"><text:s text:c="5"/>a. modify apache-tomcat-8.0.36\webapps\</text:span><text:span text:style-name="T19">core-web</text:span><text:span text:style-name="T35">\WEB-INF\classes\applicationContext\conf\</text:span><text:span text:style-name="T23">applicationContext-appSettings.properties</text:span></text:p>
      <text:p text:style-name="P21"><text:span text:style-name="T35"><text:s text:c="5"/>b. modify apache-tomcat-8.0.36\webapps\</text:span><text:span text:style-name="T19">gsbsc-web</text:span><text:span text:style-name="T35">\WEB-INF\classes\applicationContext\conf\</text:span><text:span text:style-name="T23">applicationContext-appSettings.properties</text:span></text:p>
      <text:p text:style-name="P21"><text:span text:style-name="T40"><text:s text:c="5"/>c. modify apache-tomcat-8.0.36\webapps\</text:span><text:span text:style-name="T20">qcharts-web</text:span><text:span text:style-name="T40">\WEB-INF\classes\applicationContext\conf\</text:span><text:span text:style-name="T23">applicationContext-appSettings.properties</text:span></text:p>
      <text:p text:style-name="P21"/>
      <text:p text:style-name="P25">config base.applicationSiteHostUpdateMode value to 2</text:p>
      <text:p text:style-name="P68"/>
      <text:p text:style-name="P32">base.applicationSiteHostUpdateMode=2</text:p>
      <text:p text:style-name="P28"/>
      <text:p text:style-name="P28"/>
      <text:p text:style-name="P30"/>
      <text:p text:style-name="P29"/>
      <text:p text:style-name="P81"><text:span text:style-name="T90">9</text:span>. <text:span text:style-name="T84">Special locale ( CHINA ) cannot access google or twitter web site config.</text:span></text:p>
      <text:p text:style-name="P81"/>
      <text:p text:style-name="P82">Config settigs file</text:p>
      <text:p text:style-name="P82"/>
      <text:p text:style-name="P84"><text:span text:style-name="T35"><text:s text:c="5"/>a. modify apache-tomcat-8.0.36\webapps\</text:span><text:span text:style-name="T19">core-web</text:span><text:span text:style-name="T35">\WEB-INF\classes\applicationContext\conf\</text:span><text:span text:style-name="T23">applicationContext-appSettings.properties</text:span></text:p>
      <text:p text:style-name="P84"><text:span text:style-name="T35"><text:s text:c="5"/>b. modify apache-tomcat-8.0.36\webapps\</text:span><text:span text:style-name="T19">gsbsc-web</text:span><text:span text:style-name="T35">\WEB-INF\classes\applicationContext\conf\</text:span><text:span text:style-name="T23">applicationContext-appSettings.properties</text:span></text:p>
      <text:p text:style-name="P84"><text:span text:style-name="T40"><text:s text:c="5"/>c. modify apache-tomcat-8.0.36\webapps\</text:span><text:span text:style-name="T20">qcharts-web</text:span><text:span text:style-name="T40">\WEB-INF\classes\applicationContext\conf\</text:span><text:span text:style-name="T23">applicationContext-appSettings.properties</text:span></text:p>
      <text:p text:style-name="P84"/>
      <text:p text:style-name="P87">config twitter.enable value to N <text:span text:style-name="T85">and change </text:span><text:span text:style-name="T89">googleMap.url to http://maps.google.cn</text:span></text:p>
      <text:p text:style-name="P85"/>
      <text:p text:style-name="P85"/>
      <text:p text:style-name="P86"><text:span text:style-name="T64">googleMap.url=</text:span><text:a xlink:type="simple" xlink:href="http://maps.google.cn/"><text:span text:style-name="T64">http://maps.google.cn</text:span></text:a></text:p>
      <text:p text:style-name="P83"/>
      <text:p text:style-name="P83">twitter.enable=N</text:p>
      <text:p text:style-name="P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新細明體" style:font-family-asian="新細明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21:12:43.950000000</meta:creation-date>
    <dc:date>2016-08-04T10:31:49.323000000</dc:date>
    <meta:editing-duration>PT2H2M53S</meta:editing-duration>
    <meta:editing-cycles>204</meta:editing-cycles>
    <meta:generator>LibreOffice/4.2.6.3$Windows_x86 LibreOffice_project/3fd416d4c6db7d3204c17ce57a1d70f6e531ee21</meta:generator>
    <meta:document-statistic meta:table-count="0" meta:image-count="4" meta:object-count="0" meta:page-count="9" meta:paragraph-count="95" meta:word-count="483" meta:character-count="4622" meta:non-whitespace-character-count="4060"/>
  </office:meta>
</office:document-meta>
</file>